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Arial" svg:font-family="Arial" style:font-family-generic="swiss" style:font-pitch="variable"/>
  </office:font-face-decls>
  <office:automatic-styles>
    <style:style style:name="P1" style:family="paragraph" style:parent-style-name="Standard" style:master-page-name="Standard">
      <style:text-properties fo:font-size="8.5pt" style:font-size-asian="8.5pt" style:font-size-complex="8.5pt"/>
    </style:style>
    <style:style style:name="P2" style:family="paragraph" style:parent-style-name="Standard">
      <style:text-properties fo:font-size="8.5pt" style:font-size-asian="8.5pt" style:font-size-complex="8.5pt"/>
    </style:style>
    <style:style style:name="P3" style:family="paragraph" style:parent-style-name="Standard"/>
    <style:style style:name="P4" style:family="paragraph" style:parent-style-name="Standard">
      <style:text-properties fo:font-size="8.5pt" fo:font-style="italic" style:text-underline-style="solid" style:text-underline-width="auto" style:text-underline-color="font-color" fo:font-weight="bold" style:font-size-asian="8.5pt" style:font-style-asian="italic" style:font-weight-asian="bold" style:font-size-complex="8.5pt" style:font-style-complex="italic" style:font-weight-complex="bold"/>
    </style:style>
    <style:style style:name="P5" style:family="paragraph" style:parent-style-name="Standard">
      <style:text-properties fo:color="#00008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 style:family="paragraph" style:parent-style-name="Standard">
      <style:text-properties fo:color="#800000"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 style:family="paragraph" style:parent-style-name="Standard">
      <style:text-properties style:font-name="Courier New" fo:font-size="10pt" style:font-name-asian="Courier New" style:font-size-asian="10pt" style:font-name-complex="Courier New" style:font-size-complex="10pt"/>
    </style:style>
    <style:style style:name="T1" style:family="text">
      <style:text-properties fo:font-size="8.5pt" style:font-size-asian="8.5pt" style:font-size-complex="8.5pt"/>
    </style:style>
    <style:style style:name="T2" style:family="text">
      <style:text-properties fo:font-size="8.5pt" fo:font-weight="bold" style:font-size-asian="8.5pt" style:font-weight-asian="bold" style:font-size-complex="8.5pt" style:font-weight-complex="bold"/>
    </style:style>
    <style:style style:name="T3" style:family="text">
      <style:text-properties fo:font-size="8.5pt" style:text-underline-style="solid" style:text-underline-width="auto" style:text-underline-color="font-color" fo:font-weight="bold" style:font-size-asian="8.5pt" style:font-weight-asian="bold" style:font-size-complex="8.5pt" style:font-weight-complex="bold"/>
    </style:style>
    <style:style style:name="T4" style:family="text">
      <style:text-properties fo:font-size="8.5pt" style:text-underline-style="solid" style:text-underline-width="auto" style:text-underline-color="font-color" style:font-size-asian="8.5pt" style:font-size-complex="8.5pt"/>
    </style:style>
    <style:style style:name="T5" style:family="text">
      <style:text-properties fo:color="#ff0000" fo:font-size="8pt" style:font-size-asian="8pt" style:font-size-complex="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njour,</text:p>
      <text:p text:style-name="P2"/>
      <text:p text:style-name="P3"><text:span text:style-name="T1"><text:tab/>Je vous informe que le Module "Intranet/Access Recettes" est maintenant en version </text:span><text:span text:style-name="T2">1.0.0</text:span><text:span text:style-name="T1">.</text:span></text:p>
      <text:p text:style-name="P2"/>
      <text:p text:style-name="P2"><text:tab/>Merci de prendre connaissance de l'ensemble des informations.</text:p>
      <text:p text:style-name="P2"/>
      <text:p text:style-name="P2"><text:tab/></text:p>
      <text:p text:style-name="P2"><text:tab/>Tout d'abord, je tiens à m'excuser sur ce qui s'est passé depuis près d'une semaine. En effet, n'ayant pas correctement mesuré l'ampleur et les conséquences des modifications, la base de données s'est retrouvée dans une situation peu opérationnelle voire complètement HS pour le site de Tarare.</text:p>
      <text:p text:style-name="P2"/>
      <text:p text:style-name="P2"><text:tab/>Aujourd'hui, l'ensemble du système est complètement opérationnel et validé.</text:p>
      <text:p text:style-name="P2"/>
      <text:p text:style-name="P2"><text:tab/>Les modifications apportées sont fondementales et necessitent une relecture du manuel utilisateur. Cette note contient toutes les informations sur les modifications, merci de la lire, de la comprendre puis de l'inclure dans le manuel utilisateur.</text:p>
      <text:p text:style-name="P2"/>
      <text:p text:style-name="P4"/>
      <text:p text:style-name="P4"/>
      <text:p text:style-name="P5">Cette nouvelle version contient les nouvelles fonctionnalitées suivantes:</text:p>
      <text:p text:style-name="P2"/>
      <text:p text:style-name="P2">- Une nouvelle Interface de Menu</text:p>
      <text:p text:style-name="P2"/>
      <text:p text:style-name="P2">- Une nouvelle Gestion des cycles de vie des Fiche Recette (compatible avec l'ancienne)</text:p>
      <text:p text:style-name="P2"/>
      <text:p text:style-name="P2">- Un meilleur controle des mises à jour des données ingrédients</text:p>
      <text:p text:style-name="P2"/>
      <text:p text:style-name="P2">- Un meilleur controle des mises à jour des recettes de référence</text:p>
      <text:p text:style-name="P2"/>
      <text:p text:style-name="P4"/>
      <text:p text:style-name="P4">Une nouvelle Interface de Menu:</text:p>
      <text:p text:style-name="P2"/>
      <text:p text:style-name="P2"><text:tab/>Le menu général a complètement était revue. les menus principalement revues sont les suivants:</text:p>
      <text:p text:style-name="P2"/>
      <text:p text:style-name="P2">- Création d'une nouvelle recette: Vous pouvez ici dupliquer des fiches, créer de nouvelles versions, créer de nouveaux indices ou encore créer un nouveau dossier vierge</text:p>
      <text:p text:style-name="P2"/>
      <text:p text:style-name="P2">- Gérer les recettes: Ce menu est le plus important. Il regroupe tous ce que l'on peut faire sur une fiche recette.</text:p>
      <text:p text:style-name="P2"/>
      <text:p text:style-name="P2">- Manuel Détaillé &amp; Manuel "Cycle de développement": Ces manuels sont en cours de rédaction. il s'agit d'une première version rédigée actuellement par Julie.</text:p>
      <text:p text:style-name="P2"/>
      <text:p text:style-name="P2"/>
      <text:p text:style-name="P4">Une nouvelle Gestion des cycles de vie des Fiches Recettes (compatible avec l'ancienne):</text:p>
      <text:p text:style-name="P2"/>
      <text:p text:style-name="P3"><text:span text:style-name="T1">- Le systèmes de gestion des Fiche Recettes peut être symbolisé par les 3 lettres "</text:span><text:span text:style-name="T3"> D - I - V</text:span><text:span text:style-name="T1"> " pour " Dossier Indice Version ".</text:span></text:p>
      <text:p text:style-name="P2"/>
      <text:p text:style-name="P2"><text:tab/>Un dossier, c'est l'ensemble de toutes les Fiches Recettes d'une même recette.</text:p>
      <text:p text:style-name="P2"/>
      <text:p text:style-name="P2"><text:tab/>Un Indice, c'est l'ensemble des fiches recettes appartenent à un même cycle de développement.</text:p>
      <text:p text:style-name="P2"/>
      <text:p text:style-name="P2"><text:tab/>Une version, c'est une fiche recette sur laquelle on souhaite développer une piste d'amélioration défini.</text:p>
      <text:p text:style-name="P2"/>
      <text:p text:style-name="P2">Ces explications ne sont pas trop détaillées car je ne veux pas faire doublon avec le manuel utilsiateur.</text:p>
      <text:p text:style-name="P2"/>
      <text:p text:style-name="P2">Au final, un Dossier Recette peut contenir différents Indices qui eux-même peuvent contenir différentes versions de Fiche Recette.</text:p>
      <text:p text:style-name="P2"/>
      <text:p text:style-name="P2"/>
      <text:p text:style-name="P2"/>
      <text:p text:style-name="P4">Un meilleur controle des mises à jour des données ingrédients:</text:p>
      <text:p text:style-name="P4"/>
      <text:p text:style-name="P2">- Maintenant, dès que vous avez modifié des informations dans la liste des ingrédients, vous avez la possibilité de mettre à jour l'ensemble des compositions des recettes.</text:p>
      <text:p text:style-name="P4"/>
      <text:p text:style-name="P2"/>
      <text:p text:style-name="P4">Un meilleur controle des mises à jour des recettes de référence:</text:p>
      <text:p text:style-name="P2"/>
      <text:p text:style-name="P2">- Lorqu'une sous-recette de référence passe en tant que nouvel Indice, toutes les recettes qui l'utilisent dans leur composition basculent sur le nouvel Indice de cette sous-recette.</text:p>
      <text:p text:style-name="P2"/>
      <text:p text:style-name="P2">Exemple:</text:p>
      <text:p text:style-name="P2"><text:tab/>J'ai une recette "BLABLA" qui contient dans sa composition la sous-recette "petite-sauce". Cette "petite-sauce" est une recette de Référence (c'est-à dire en version 0). Cette sous-recette est actuellement en Indice 2. Quand "petite-sauce" passera en Indice 3, la recette "BLABLA" basculera sa composition de "petite-sauce" indice 2 vers "petite-sauce" Indice 3 automatiquement.</text:p>
      <text:p text:style-name="P2"/>
      <text:p text:style-name="P2"/>
      <text:p text:style-name="P5">Liste des modifications apportées à cette nouvelle version:</text:p>
      <text:p text:style-name="P2"/>
      <text:p text:style-name="P2">[V] Absence du message indiquant les recettes contenants la sous-recette modifiée</text:p>
      <text:p text:style-name="P2"><text:s text:c="2"/>exempe: sous-recette: 8238 et pourtant inclus dans 8239</text:p>
      <text:p text:style-name="P2"/>
      <text:p text:style-name="P2"/>
      <text:p text:style-name="P2">[V] Pouvoir basculer via un seul bouton entre le choix par liste ou identifiant</text:p>
      <text:p text:style-name="P2"><text:s text:c="4"/>dans "Gestion des Recettes"</text:p>
      <text:p text:style-name="P2"/>
      <text:p text:style-name="P2">[V] INGREDIENT, 4 chiffres après la virgule pour les prix</text:p>
      <text:p text:style-name="P2"><text:s text:c="4"/>voire toutes les autres informatinos de coùt (dans la composition la recette)</text:p>
      <text:p text:style-name="P2"/>
      <text:p text:style-name="P2">[V] indiquer l'identifiant de l'ingrédient et des recettes dans l'interface "recette contenant l'ingrédient"</text:p>
      <text:p text:style-name="P2"><text:s text:c="4"/>trier par alphabétique</text:p>
      <text:p text:style-name="P2"/>
      <text:p text:style-name="P2">[V] Après modification d'un ingrédient, mettre à jour le nom du fournisseur et le prix dans toutes les compositions</text:p>
      <text:p text:style-name="P2"/>
      <text:p text:style-name="P2">[V] Message d'erreur quand on suit la procédure: Créer une nouvelle recette --&gt; Nouvelle Version --&gt; Enregistrer --&gt; Imprimer --&gt; Message d'erreur entrer la valeur paramètre (formulaires!trouver-recette!id_recette)</text:p>
      <text:p text:style-name="P2"/>
      <text:p text:style-name="P2">[V] Sélection dans la composition d'une sous-recette provoque la réactualisation des prix</text:p>
      <text:p text:style-name="P2"><text:s text:c="4"/>--&gt; Lors de la mise à jour d'un prix d'une recette de type sous-recette, doit-on actualiser les compositions des recettes mères ?</text:p>
      <text:p text:style-name="P2"/>
      <text:p text:style-name="P2">[V] Classement par Nom, puis par indice decroissant et enfin par version decroissant</text:p>
      <text:p text:style-name="P2"/>
      <text:p text:style-name="P2">[V] verifier l'impossibilité d'avoir un doublon de type même n°Dossier + même n°indice + même n°version</text:p>
      <text:p text:style-name="P2"/>
      <text:p text:style-name="P2">[V] Afficher le champ "raison de la modification" sur le formulaire "gestion des recettes"</text:p>
      <text:p text:style-name="P2"/>
      <text:p text:style-name="P2">[V] Activer par défaut le dernier indice dans la liste déroulante</text:p>
      <text:p text:style-name="P2"/>
      <text:p text:style-name="P2">[V] Quand on crée une nouvelle recette (à partir d'une fiche vierge), et que l'on clic sur "simulation prix et pds"</text:p>
      <text:p text:style-name="P2"><text:s text:c="4"/>--&gt; La base plante.</text:p>
      <text:p text:style-name="P2"><text:s text:c="4"/>Si on ne ferme/ ré-ouvre pas la base, le bug reste, même pour des recettes (déjà créées avant le bug) en modification.</text:p>
      <text:p text:style-name="P2"><text:s text:c="4"/>ex: n°7875 = la simulation fonctionne en mode création</text:p>
      <text:p text:style-name="P2"><text:s text:c="10"/>n°9155 = recette crée aujourd'hui</text:p>
      <text:p text:style-name="P2"><text:s text:c="26"/>plantage quand "simulation poids et prix" en mode création</text:p>
      <text:p text:style-name="P2"><text:s text:c="26"/>plus de plantage en mode modification après avoir fermé et ré ouvert la base.</text:p>
      <text:p text:style-name="P2"/>
      <text:p text:style-name="P2">[V] La fonction répartition semble fonctionner correctement en % (test fait sur 3 recettes)</text:p>
      <text:p text:style-name="P2"><text:s text:c="4"/>--&gt; Par contre, il est préférable d'exprimer la répartition des ingrédients en g plutôt qu'en kg car l'arrondi manque de précision.</text:p>
      <text:p text:style-name="P2"><text:s text:c="4"/>--&gt; Faire un arrondi pour le poids de la recette (en haut à droite)</text:p>
      <text:p text:style-name="P2"/>
      <text:p text:style-name="P2"/>
      <text:p text:style-name="P2">[V] Bonjour,</text:p>
      <text:p text:style-name="P2"><text:s text:c="4"/>Pour 2 recettes, nous avons le même indice et même version (nom identique et identifiant différent):</text:p>
      <text:p text:style-name="P2"><text:s text:c="4"/>n°9160</text:p>
      <text:p text:style-name="P2"><text:s text:c="4"/>n°6202</text:p>
      <text:p text:style-name="P2"/>
      <text:p text:style-name="P2">[V] je ne peux pas enregistrer de recettes sinon ca m'efface tout, l'indice à partir duquel j'ai travaillé et celui que je viens de saisir !</text:p>
      <text:p text:style-name="P2"><text:s text:c="4"/>suppression indice 0 farce nem crevette crabe luang prep kg (je ne connais pas le code)</text:p>
      <text:p text:style-name="P2"><text:s text:c="4"/>suppression indice 2 farce nem porc luang prep kg (je ne connais pas le code)</text:p>
      <text:p text:style-name="P2"><text:s text:c="4"/>d'ailleurs quand j'ai cliqué pour enregistrer une recette, quand je sors pour retourner au menu, ca me dit "attention la recette ne sera pas enregistrée "</text:p>
      <text:p text:style-name="P2"><text:s text:c="4"/>* codes recettes 6201, 6200 farces nem crabe thiriet : vides en consultation</text:p>
      <text:p text:style-name="P2"><text:s text:c="4"/>* code recette 6759 : ne peut pas etre modifié, soit disant bloqué par CD alors que CD ne travaille pas dessus</text:p>
      <text:p text:style-name="P2"/>
      <text:p text:style-name="P2">[V] Liste de la composition, ajouter les info (DIV)</text:p>
      <text:p text:style-name="P2"/>
      <text:p text:style-name="P2"/>
      <text:p text:style-name="P2"/>
      <text:p text:style-name="P2"/>
      <text:p text:style-name="P2"/>
      <text:p text:style-name="P5">Règles de gestion des Fiches Recettes:</text:p>
      <text:p text:style-name="P2"/>
      <text:p text:style-name="P3"><text:span text:style-name="T3">[V]</text:span><text:span text:style-name="T4"> Qu'est ce que la validation d'une fiche recette ?</text:span></text:p>
      <text:p text:style-name="P2"/>
      <text:p text:style-name="P2"><text:tab/>La validation permet de définir quelle recette de développement va produire la nouvelle recette de référence (celle qui sera appliquée en production)</text:p>
      <text:p text:style-name="P2"/>
      <text:p text:style-name="P3"><text:span text:style-name="T1"><text:s text:c="4"/></text:span><text:span text:style-name="T4">Condition pour pouvoir valider une recette de développement:</text:span></text:p>
      <text:p text:style-name="P2"><text:s text:c="4"/>Les sous-recettes doivent être les dernières recette de références de production (version "0" et validées)</text:p>
      <text:p text:style-name="P2"><text:s text:c="4"/>La recette ne doit pas être vérrouillée</text:p>
      <text:p text:style-name="P2"/>
      <text:p text:style-name="P3"><text:span text:style-name="T1"><text:s text:c="4"/></text:span><text:span text:style-name="T4">Actions déclenchées par la validation:</text:span></text:p>
      <text:p text:style-name="P2"><text:s text:c="4"/>- Dévalidation de tout le dossier recette</text:p>
      <text:p text:style-name="P2"><text:s text:c="4"/>- Vérrouillage de tout le dossier recette</text:p>
      <text:p text:style-name="P2"><text:s text:c="4"/>- Validation de la fiche en cours</text:p>
      <text:p text:style-name="P2"/>
      <text:p text:style-name="P2">La seule chose possible par la suite sera de créer un nouvel Indice à partir de cette recette validée.</text:p>
      <text:p text:style-name="P2"/>
      <text:p text:style-name="P2"/>
      <text:p text:style-name="P2"/>
      <text:p text:style-name="P3"><text:span text:style-name="T3">[V]</text:span><text:span text:style-name="T4"> Qu'est ce que créer un nouvel Indice du dossier recette (ou Recette de Référence):</text:span></text:p>
      <text:p text:style-name="P2"/>
      <text:p text:style-name="P2"><text:tab/>Créer un Indice revient à créer une nouvelle fiche recette avec un Indice supérieur (+1) et en version "0". Cette version "0" est la Fiche Recette de Référence. Elle est l'exact réalité de l'application de la recette en production.</text:p>
      <text:p text:style-name="P2"/>
      <text:p text:style-name="P3"><text:span text:style-name="T1"><text:s text:c="4"/></text:span><text:span text:style-name="T4">Condition pour créer un nouvel Indice:</text:span></text:p>
      <text:p text:style-name="P2"><text:s text:c="4"/>La fiche recette à partir de laquelle on souhaite créer la recette de référence (version 0) doit être validée.</text:p>
      <text:p text:style-name="P2"/>
      <text:p text:style-name="P3"><text:span text:style-name="T1"><text:s text:c="4"/></text:span><text:span text:style-name="T4">Actions réalisées lors de la création d'un nouvel Indice:</text:span></text:p>
      <text:p text:style-name="P2"><text:s text:c="4"/>- Duplication de la recette en Indice +1 et version 0</text:p>
      <text:p text:style-name="P2"><text:s text:c="4"/>- Dévalidation de la fiche qui a servi à créer</text:p>
      <text:p text:style-name="P2"><text:s text:c="4"/>- vérrouillage de la fiche qui a servi à créer</text:p>
      <text:p text:style-name="P2"><text:s text:c="4"/>- Dévérrouillage du nouvel Indice</text:p>
      <text:p text:style-name="P2"><text:s text:c="4"/>- Validation du nouvel Indice</text:p>
      <text:p text:style-name="P2"><text:s text:c="4"/>- Mise à jour des recettes mères. Celles qui utilisaient d'anciennes recettes de Références (Indice X version 0) basculent sur cette nouvelle recette de Référence.</text:p>
      <text:p text:style-name="P2"/>
      <text:p text:style-name="P2"/>
      <text:p text:style-name="P3"><text:span text:style-name="T3">[V]</text:span><text:span text:style-name="T4"> Modifier une recette (ou Ouvrir le formulaire de modification sur une recette)</text:span></text:p>
      <text:p text:style-name="P2"/>
      <text:p text:style-name="P2"><text:tab/>Via le menu <text:s/>"Gérér les Recettes", vous pouvez modifier une Fiche Recette.</text:p>
      <text:p text:style-name="P2"/>
      <text:p text:style-name="P3"><text:span text:style-name="T1"><text:s text:c="4"/></text:span><text:span text:style-name="T4">Condition:</text:span></text:p>
      <text:p text:style-name="P2"><text:s text:c="4"/>- La fiche recette ne doit pas être vérrouillée.</text:p>
      <text:p text:style-name="P2"/>
      <text:p text:style-name="P2"/>
      <text:p text:style-name="P3"><text:span text:style-name="T3">[V]</text:span><text:span text:style-name="T4"> Sauvegarder une recette</text:span></text:p>
      <text:p text:style-name="P2"/>
      <text:p text:style-name="P2"><text:tab/>Une fois des modifications effectuées (comme des tests de simulation, des changement de poids et autres), sachez que vous ne pourrais pas enregistrer si vous travaillez sur une recette de Référence (version 0).</text:p>
      <text:p text:style-name="P2"/>
      <text:p text:style-name="P3"><text:span text:style-name="T1"><text:s text:c="3"/></text:span><text:span text:style-name="T4"><text:s/>Condition:</text:span></text:p>
      <text:p text:style-name="P2"><text:s text:c="4"/>- La Fiche Recette ne doit pas être en version "0"</text:p>
      <text:p text:style-name="P2"/>
      <text:p text:style-name="P2"/>
      <text:p text:style-name="P3"><text:span text:style-name="T3">[V]</text:span><text:span text:style-name="T4"> Créer une nouvelle version</text:span></text:p>
      <text:p text:style-name="P2"/>
      <text:p text:style-name="P2"><text:tab/>Créer une nouvelle version, permet de commencer un travail d'amélioration de la recette à partir de la recette de référence (ou d'une autre Fiche Recette du même Dossier Recette). Vous pouvez créer autant de version que vous le souhaitez. Chacune étant dédiée à une piste d'amélioration bien défini. Le champ "Raison de la modif" permet de différencier l'objectif de chacune des versions que vous créées.</text:p>
      <text:p text:style-name="P2"/>
      <text:p text:style-name="P3"><text:span text:style-name="T1"><text:s text:c="4"/></text:span><text:span text:style-name="T4">Condition:</text:span></text:p>
      <text:p text:style-name="P2"><text:s text:c="4"/>- La Fiche Recette qui sert à créer cette nouvelle version doit être dans le même Dossier Recette</text:p>
      <text:p text:style-name="P2"/>
      <text:p text:style-name="P2"/>
      <text:p text:style-name="P3"><text:span text:style-name="T3">[V]</text:span><text:span text:style-name="T4"> Qu'est ce qu'un vérrou ?</text:span></text:p>
      <text:p text:style-name="P2"/>
      <text:p text:style-name="P2"><text:tab/>Pour éviter que deux personnes travaillent en même temps sur une même recette, un vérrou est utilisé. Dès que quelqu'un entre en modification sur une Fiche Recette, un vérrou est posé. Il empêche ainsi quelqu'un d'autre commence à travailler en même temps sur la Fiche Recette. Une fois que vous quitter le programme de modification d'une Fiche Recette, le vérrou est libéré, et un autre utilisateur peut venir modifier la Fiche Recette.</text:p>
      <text:p text:style-name="P2"/>
      <text:p text:style-name="P2"><text:tab/>Si votre PC vient à planter alors que vous étiez entrain de modifier une Fiche Recette, le vérrou reste, et vous devez appeler le service Informatique pour dévérrouiller cette Fiche.</text:p>
      <text:p text:style-name="P2"/>
      <text:p text:style-name="P2"><text:tab/>Sinon, sachez aussi que les anciennes fiches Recettes (celles des anciens Indices d'un dossier Recette) sont vérrouillées afin de conserver un historique fiable. Si vous souhaiter travailler sur une recette vérrouillée, créer une nouvelle version de cette recette !</text:p>
      <text:p text:style-name="P2"/>
      <text:p text:style-name="P2"/>
      <text:p text:style-name="P2"/>
      <text:p text:style-name="P2"/>
      <text:p text:style-name="P6">Modifications reportées à la prochaine version:</text:p>
      <text:p text:style-name="P2"/>
      <text:p text:style-name="P3"><text:span text:style-name="T5">[R]</text:span><text:span text:style-name="T1"> Revoir et corriger l'interface "Liste de recette contenant un ingrédient"</text:span></text:p>
      <text:p text:style-name="P2"/>
      <text:p text:style-name="P3"><text:span text:style-name="T5">[R] </text:span><text:span text:style-name="T1">Impression des sous-recettes</text:span></text:p>
      <text:p text:style-name="P2"/>
      <text:p text:style-name="P3"><text:span text:style-name="T5">[R]</text:span><text:span text:style-name="T1"> Possibilité de supprimer une fiche recette</text:span></text:p>
      <text:p text:style-name="P2"/>
      <text:p text:style-name="P3"><text:span text:style-name="T5">[R]</text:span><text:span text:style-name="T1"> désactiver la possibilité de dévérouiller une Fiche Recette</text:span></text:p>
      <text:p text:style-name="P2"/>
      <text:p text:style-name="P2"/>
      <text:p text:style-name="P2"/>
      <text:p text:style-name="P2">Merci d'avoir tout lu !</text:p>
      <text:p text:style-name="P2"/>
      <text:p text:style-name="P2">Pour toutes questions, n'hésitez pas à me solliciter. </text:p>
      <text:p text:style-name="P2"/>
      <text:p text:style-name="P2">Bonne jounrnée.</text:p>
      <text:p text:style-name="P2">Boris.</text:p>
      <text:p text:style-name="P2"/>
      <text:p text:style-name="P2"/>
      <text:p text:style-name="P2"/>
      <text:p text:style-name="P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Tahoma" svg:font-family="Tahoma" style:font-family-generic="swiss"/>
    <style:font-face style:name="Courier New" svg:font-family="'Courier New'" style:font-family-generic="modern" style:font-pitch="fixed"/>
    <style:font-face style:name="Arial Unicode MS" svg:font-family="'Arial Unicode MS'" style:font-pitch="variable"/>
    <style:font-face style:name="Tahoma1" svg:font-family="Tahoma"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ahoma" fo:font-size="12pt" fo:language="fr" fo:country="FR" style:font-name-asian="Tahoma"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4-27T12:37:47</meta:creation-date>
    <dc:language>fr-FR</dc:language>
    <meta:editing-cycles>1</meta:editing-cycles>
    <meta:editing-duration>PT0S</meta:editing-duration>
    <meta:user-defined meta:name="Info 1"/>
    <meta:user-defined meta:name="Info 2"/>
    <meta:user-defined meta:name="Info 3"/>
    <meta:user-defined meta:name="Info 4"/>
    <meta:document-statistic meta:table-count="0" meta:image-count="0" meta:object-count="0" meta:page-count="5" meta:paragraph-count="115" meta:word-count="1615" meta:character-count="10445"/>
  </office:meta>
</office:document-meta>
</file>